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Default_5f_4">
      <style:graphic-properties draw:stroke="none" svg:stroke-color="#000000" draw:fill="none" draw:fill-color="#ffffff" draw:auto-grow-height="true" draw:auto-grow-width="false" fo:max-height="0cm" fo:min-height="2.617cm"/>
    </style:style>
    <style:style style:name="gr2" style:family="graphic">
      <style:graphic-properties style:protect="size"/>
    </style:style>
    <style:style style:name="gr3" style:family="graphic" style:parent-style-name="Default_5f_4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Default_5f_4">
      <style:graphic-properties draw:stroke="none" svg:stroke-color="#000000" draw:fill="none" draw:fill-color="#ffffff" draw:auto-grow-height="true" draw:auto-grow-width="false" fo:max-height="0cm" fo:min-height="7.4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Liberation Sans Narrow" fo:font-size="40pt" style:font-size-asian="40pt" style:font-size-complex="40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  <style:text-properties style:font-name="Liberation Sans Narrow" fo:font-size="36pt" style:font-size-asian="36pt" style:font-size-complex="36pt"/>
    </style:style>
    <style:style style:name="P7" style:family="paragraph">
      <loext:graphic-properties draw:fill="none" draw:fill-color="#ffffff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ffffff" style:font-name="Liberation Sans Narrow" fo:font-size="40pt" fo:text-shadow="1pt 1pt" style:font-size-asian="40pt" style:font-size-complex="40pt"/>
    </style:style>
    <style:style style:name="P9" style:family="paragraph">
      <style:paragraph-properties fo:text-align="center"/>
      <style:text-properties fo:font-size="26pt"/>
    </style:style>
    <style:style style:name="P10" style:family="paragraph">
      <style:text-properties fo:font-size="26pt"/>
    </style:style>
    <style:style style:name="P11" style:family="paragraph">
      <loext:graphic-properties draw:fill="none" draw:fill-color="#ffffff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Liberation Sans Narrow" fo:font-size="40pt" fo:text-shadow="none" fo:font-weight="normal" style:font-size-asian="40pt" style:font-weight-asian="normal" style:font-size-complex="40pt" style:font-weight-complex="normal"/>
    </style:style>
    <style:style style:name="T4" style:family="text"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T5" style:family="text">
      <style:text-properties fo:color="#000000" style:font-name="Liberation Sans Narrow" fo:font-size="36pt" fo:text-shadow="none" fo:font-weight="normal" style:font-size-asian="36pt" style:font-weight-asian="normal" style:font-size-complex="36pt" style:font-weight-complex="normal"/>
    </style:style>
    <style:style style:name="T6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8" style:family="text">
      <style:text-properties fo:color="#000000" style:font-name="Segoe UI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638cm" svg:height="3.063cm" svg:x="1.778cm" svg:y="0.493cm">
          <draw:text-box>
            <text:p text:style-name="P1"><text:span text:style-name="T1">HYMN #664</text:span></text:p>
            <text:p text:style-name="P1"><text:span text:style-name="T2">“</text:span><text:span text:style-name="T2">Fight the Good Fight”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5" draw:layer="layout" svg:width="25.908cm" svg:height="7.766cm" svg:x="1.11cm" svg:y="0.481cm">
          <draw:text-box>
            <text:p text:style-name="P4"><text:span text:style-name="T3">1. </text:span><text:span text:style-name="T4">Fight the good fight with all your might;</text:span></text:p>
            <text:p text:style-name="P4"><text:span text:style-name="T4"><text:s/></text:span><text:span text:style-name="T4">Christ is your strength, and Christ your right. Lay hold on life, and it shall be</text:span></text:p>
            <text:p text:style-name="P4"><text:span text:style-name="T4">Your joy and crown eternally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4" draw:text-style-name="P7" draw:layer="layout" svg:width="26.463cm" svg:height="7.715cm" svg:x="0.762cm" svg:y="0.507cm">
          <draw:text-box>
            <text:p text:style-name="P6"><text:span text:style-name="T5">2. </text:span><text:span text:style-name="T6">Run the straight race through God’s good grace;</text:span></text:p>
            <text:p text:style-name="P6"><text:span text:style-name="T4">Lift up your eyes, and seek His face.</text:span></text:p>
            <text:p text:style-name="P6"><text:span text:style-name="T4">Life with its way before us lies;</text:span></text:p>
            <text:p text:style-name="P6"><text:span text:style-name="T4">Christ is the path, and Christ the priz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draw:style-name="gr5" draw:text-style-name="P8" draw:layer="layout" svg:width="25.146cm" svg:height="7.011cm" svg:x="1.504cm" svg:y="0.508cm">
          <draw:text-box>
            <text:p text:style-name="P4"><text:span text:style-name="T3">3. </text:span><text:span text:style-name="T4">Cast care aside, lean on your guide;</text:span></text:p>
            <text:p text:style-name="P4"><text:span text:style-name="T4">His boundless mercy will provide.</text:span></text:p>
            <text:p text:style-name="P4"><text:span text:style-name="T4">Trust, and enduring faith shall prove</text:span></text:p>
            <text:p text:style-name="P4"><text:span text:style-name="T4">Christ is your life and Christ your lov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>
        <office:forms form:automatic-focus="false" form:apply-design-mode="false"/>
        <draw:frame draw:style-name="gr6" draw:text-style-name="P11" draw:layer="layout" svg:width="26.162cm" svg:height="11.301cm" svg:x="1.016cm" svg:y="0.383cm">
          <draw:text-box>
            <text:p text:style-name="P9"><text:span text:style-name="T3">4. </text:span><text:span text:style-name="T4">Faint not nor fear, His arms are near;</text:span></text:p>
            <text:p text:style-name="P9"><text:span text:style-name="T4">He changes not who holds you dear;</text:span></text:p>
            <text:p text:style-name="P9"><text:span text:style-name="T4">Only believe, and you will see</text:span></text:p>
            <text:p text:style-name="P9"><text:span text:style-name="T4">That Christ is all eternally.</text:span></text:p>
            <text:p text:style-name="P9"><text:span text:style-name="T7"/></text:p>
            <text:p text:style-name="P10"><text:span text:style-name="T8"/></text:p>
            <text:p text:style-name="P10"><text:span text:style-name="T8"><text:s text:c="8"/></text:span><text:span text:style-name="T8">Public doma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14:56:38.550000000</meta:creation-date>
    <dc:date>2019-04-27T13:00:12.252000000</dc:date>
    <meta:editing-duration>PT11M8S</meta:editing-duration>
    <meta:editing-cycles>2</meta:editing-cycles>
    <meta:generator>LibreOffice/6.1.5.2$Windows_X86_64 LibreOffice_project/90f8dcf33c87b3705e78202e3df5142b201bd805</meta:generator>
    <meta:document-statistic meta:object-count="36"/>
  </office:meta>
</office:document-meta>
</file>